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0000001F816AEFCEDA473535F.png" manifest:media-type="image/png"/>
  <manifest:file-entry manifest:full-path="Pictures/1000000000000020000000204B249CA79A42C6D7.png" manifest:media-type="image/png"/>
  <manifest:file-entry manifest:full-path="Pictures/100000000000012C000000B997E9E046A33DD06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21cm, 0.802cm, 3.61cm, 9.7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139cm" fo:min-width="5.088cm"/>
    </style:style>
    <style:style style:name="gr4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932cm" fo:min-width="4.31cm"/>
    </style:style>
    <style:style style:name="gr6" style:family="graphic" style:parent-style-name="standard">
      <style:graphic-properties svg:stroke-color="#b71c1c" draw:fill-color="#bf360c" draw:textarea-horizontal-align="justify" draw:textarea-vertical-align="middle" draw:auto-grow-height="false" fo:min-height="2.296cm" fo:min-width="2.118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296cm" fo:min-width="2.118cm"/>
    </style:style>
    <style:style style:name="gr9" style:family="graphic" style:parent-style-name="standard">
      <style:graphic-properties draw:fill="solid" draw:fill-color="#bf360c" draw:textarea-horizontal-align="justify" draw:textarea-vertical-align="middle" draw:auto-grow-height="false" fo:min-height="2.296cm" fo:min-width="2.1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_20_1" style:repeat="stretch"/>
      <style:paragraph-properties fo:text-align="center"/>
    </style:style>
    <style:style style:name="P4" style:family="paragraph">
      <loext:graphic-properties draw:fill-color="#bf360c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bf360c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099cm" svg:height="4.899cm" svg:x="2.2cm" svg:y="4.201cm">
          <draw:image xlink:href="Pictures/10000201000002D0000001F816AEFCEDA473535F.png" xlink:type="simple" xlink:show="embed" xlink:actuate="onLoad" loext:mime-type="image/png">
            <text:p/>
          </draw:image>
        </draw:frame>
        <draw:frame draw:style-name="gr2" draw:text-style-name="P1" draw:layer="layout" svg:width="7.937cm" svg:height="4.894cm" svg:x="6.727cm" svg:y="12.528cm">
          <draw:image xlink:href="Pictures/100000000000012C000000B997E9E046A33DD068.png" xlink:type="simple" xlink:show="embed" xlink:actuate="onLoad" loext:mime-type="image/png">
            <text:p/>
          </draw:image>
        </draw:frame>
        <draw:custom-shape draw:style-name="gr3" draw:text-style-name="P2" draw:layer="layout" svg:width="7.9cm" svg:height="4.793cm" svg:x="6.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7.4cm" svg:height="4.7cm" svg:x="6.6cm" svg:y="18.1cm" svg:viewBox="0 0 7401 4701" svg:d="M6905 3526c-325 357-792 654-1354 860-563 206-1201 315-1850 315-650 0-1288-109-1851-315-562-206-1029-503-1354-860-325-358-496-763-496-1175 0-413 171-818 496-1176 325-357 792-654 1354-860 563-206 1201-315 1850-315 650 0 1288 109 1851 315 562 206 1029 503 1354 860 325 358 496 763 496 1176 0 412-171 817-496 1175z">
          <text:p/>
        </draw:path>
        <draw:custom-shape draw:style-name="gr5" draw:text-style-name="P2" draw:layer="layout" svg:width="6.8cm" svg:height="4.5cm" svg:x="14.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6" draw:text-style-name="P4" draw:layer="layout" svg:width="3.7cm" svg:height="3.6cm" svg:x="7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8cm" svg:y1="7.4cm" svg:x2="8.4cm" svg:y2="4.9cm">
          <text:p/>
        </draw:line>
        <draw:line draw:style-name="gr7" draw:text-style-name="P5" draw:layer="layout" svg:x1="10.6cm" svg:y1="8.4cm" svg:x2="12cm" svg:y2="7.4cm">
          <text:p/>
        </draw:line>
        <draw:line draw:style-name="gr7" draw:text-style-name="P5" draw:layer="layout" svg:x1="10.4cm" svg:y1="10.5cm" svg:x2="11.6cm" svg:y2="12cm">
          <text:p/>
        </draw:line>
        <draw:line draw:style-name="gr7" draw:text-style-name="P5" draw:layer="layout" svg:x1="7.9cm" svg:y1="11.4cm" svg:x2="7.1cm" svg:y2="12.8cm">
          <text:p/>
        </draw:line>
        <draw:line draw:style-name="gr7" draw:text-style-name="P5" draw:layer="layout" svg:x1="6.7cm" svg:y1="8.6cm" svg:x2="5.6cm" svg:y2="8.3cm">
          <text:p/>
        </draw:line>
        <draw:line draw:style-name="gr7" draw:text-style-name="P5" draw:layer="layout" svg:x1="4.9cm" svg:y1="6.2cm" svg:x2="6.6cm" svg:y2="4.4cm">
          <text:p/>
        </draw:line>
        <draw:line draw:style-name="gr7" draw:text-style-name="P5" draw:layer="layout" svg:x1="13.7cm" svg:y1="7.9cm" svg:x2="13.4cm" svg:y2="11.3cm">
          <text:p/>
        </draw:line>
        <draw:custom-shape draw:style-name="gr8" draw:text-style-name="P2" draw:layer="layout" svg:width="3.7cm" svg:height="3.6cm" svg:x="12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cm" svg:height="3.6cm" svg:x="1.8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cm" svg:height="3.6cm" svg:x="6.5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cm" svg:height="3.6cm" svg:x="11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cm" svg:height="3.6cm" svg:x="3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8" draw:text-style-name="P2" draw:layer="layout" svg:width="3.7cm" svg:height="3.6cm" svg:x="1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cm" svg:height="3.6cm" svg:x="11.4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cm" svg:height="3.6cm" svg:x="6.20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7cm" svg:height="3.6cm" svg:x="7.1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801cm" svg:y1="7.401cm" svg:x2="8.401cm" svg:y2="4.901cm">
          <text:p/>
        </draw:line>
        <draw:line draw:style-name="gr7" draw:text-style-name="P5" draw:layer="layout" svg:x1="6.701cm" svg:y1="8.601cm" svg:x2="5.601cm" svg:y2="8.301cm">
          <text:p/>
        </draw:line>
        <draw:line draw:style-name="gr7" draw:text-style-name="P5" draw:layer="layout" svg:x1="4.901cm" svg:y1="6.201cm" svg:x2="6.601cm" svg:y2="4.401cm">
          <text:p/>
        </draw:line>
        <draw:line draw:style-name="gr7" draw:text-style-name="P5" draw:layer="layout" svg:x1="11.7cm" svg:y1="11.9cm" svg:x2="10.4cm" svg:y2="10.7cm">
          <text:p/>
        </draw:line>
        <draw:custom-shape draw:style-name="gr8" draw:text-style-name="P2" draw:layer="layout" svg:width="3.7cm" svg:height="3.6cm" svg:x="5.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3cm" svg:y1="14cm" svg:x2="11cm" svg:y2="13.8cm">
          <text:p/>
        </draw:line>
      </draw:page>
      <draw:page draw:name="page4" draw:style-name="dp1" draw:master-page-name="Default">
        <draw:custom-shape draw:style-name="gr8" draw:text-style-name="P2" draw:layer="layout" svg:width="3.7cm" svg:height="3.6cm" svg:x="8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cm" svg:height="3.6cm" svg:x="1.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.7cm" svg:height="3.6cm" svg:x="6.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7cm" svg:height="3.6cm" svg:x="9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.7cm" svg:height="3.6cm" svg:x="1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1cm" svg:y1="8.6cm" svg:x2="6.4cm" svg:y2="9.5cm">
          <text:p/>
        </draw:line>
        <draw:line draw:style-name="gr7" draw:text-style-name="P5" draw:layer="layout" svg:x1="3.5cm" svg:y1="9.8cm" svg:x2="3.5cm" svg:y2="12cm">
          <text:p/>
        </draw:line>
        <draw:line draw:style-name="gr7" draw:text-style-name="P5" draw:layer="layout" svg:x1="10.3cm" svg:y1="8cm" svg:x2="9.7cm" svg:y2="9cm">
          <text:p/>
        </draw:line>
        <draw:line draw:style-name="gr7" draw:text-style-name="P5" draw:layer="layout" svg:x1="6.2cm" svg:y1="6.5cm" svg:x2="8.4cm" svg:y2="6.3cm">
          <text:p/>
        </draw:line>
        <draw:line draw:style-name="gr7" draw:text-style-name="P5" draw:layer="layout" svg:x1="5.7cm" svg:y1="15.1cm" svg:x2="9cm" svg:y2="14.9cm">
          <text:p/>
        </draw:line>
        <draw:line draw:style-name="gr7" draw:text-style-name="P5" draw:layer="layout" svg:x1="5.7cm" svg:y1="13.7cm" svg:x2="6.8cm" svg:y2="12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12C000000B997E9E046A33DD068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solid" draw:fill-color="#729fcf" draw:fill-gradient-name="Gradient_20_1" draw:fill-hatch-name="Hatching_20_1" draw:fill-image-name="Bitmap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30T14:07:43.209674129</dc:date>
    <meta:editing-duration>PT3H35M12S</meta:editing-duration>
    <meta:editing-cycles>2</meta:editing-cycles>
    <meta:generator>LibreOffice/6.4.7.2$Linux_X86_64 LibreOffice_project/40$Build-2</meta:generator>
    <meta:document-statistic meta:object-count="39"/>
  </office:meta>
</office:document-meta>
</file>